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0.39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subtitle">
      <style:graphic-properties draw:fill-color="#ffffff" fo:min-height="1.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2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2.199cm" svg:height="1.575cm" svg:x="7.6cm" svg:y="1.215cm" presentation:class="title" presentation:user-transformed="true">
          <draw:text-box>
            <text:p>Générateur de nombres pseudo-aléatoires et application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presentation:style-name="pr3" draw:text-style-name="P1" draw:layer="layout" svg:width="25.399cm" svg:height="1.2cm" svg:x="1.401cm" svg:y="2.8cm">
          <draw:text-box>
            <text:p>Introduction : « Anyone who considers arithmetical methods of producing random digits is of course in a state of sin ». Les générateurs ne font pas appel à l’aléatoire sinon pour le choxi d’un « seed »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Objectifs :</text:p>
                <text:p>- Ecrire des Generateur</text:p>
                <text:p>- Passe des tests</text:p>
                <text:p>- Comparer leur applications avec d’autres méthod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C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LCG – fonctionnement</text:p>
                <text:list>
                  <text:list-item>
                    <text:list>
                      <text:list-item>
                        <text:list>
                          <text:list-item>
                            <text:p>Efficacité</text:p>
                          </text:list-item>
                          <text:list-item>
                            <text:p>MC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line-break/></text:p>
              </text:list-item>
              <text:list-item>
                <text:p>MT (SFMT en petite no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01cm" svg:y="0.837cm" presentation:class="title" presentation:user-transformed="true">
          <draw:text-box>
            <text:p>TESTS</text:p>
          </draw:text-box>
        </draw:frame>
        <draw:frame presentation:style-name="pr7" draw:layer="layout" svg:width="25.199cm" svg:height="12.506cm" svg:x="0.801cm" svg:y="6.694cm" presentation:class="title" presentation:user-transformed="true">
          <draw:text-box>
            <text:p>GAP -TEST (toutes les LCG perfect en full periode, regarder sinon)<text:line-break/>CORNER TEST (ok, faire une bad, une good)<text:line-break/>SPECTRAL TEST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STER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2:14:55.249720365</meta:creation-date>
    <dc:date>2017-01-30T13:15:03.435298999</dc:date>
    <meta:editing-duration>PT39M2S</meta:editing-duration>
    <meta:editing-cycles>11</meta:editing-cycles>
    <meta:generator>LibreOffice/5.1.4.2$Linux_X86_64 LibreOffice_project/10m0$Build-2</meta:generator>
    <meta:document-statistic meta:object-count="42"/>
  </office:meta>
</office:document-meta>
</file>